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 til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Tile heights and ramp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pathfinding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Game loop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game over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x off-by-one in turn counter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basic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amera contr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game manage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Program UI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ghlight selected/targeted programs on board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just alpha of stealthed program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w player proposed movement path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x cleanup on movement path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ize AI sight range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Hacking status panel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 feedback for hacked object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ontrol schem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Enemy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player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enemy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AI behaviour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tutorial dungeon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Proc-gen dungeon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rooms, randomize height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ramps for acces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enemie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security node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obstacle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collectible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Firewall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collectibl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Vault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-these are just firewalls on collectables</text:p>
          </table:table-cell>
        </table:table-row>
        <table:table-row table:style-name="ro1">
          <table:table-cell office:value-type="string" calcext:value-type="string">
            <text:p>Implement Terminal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tutorial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Program keyword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por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security hub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inter-mission scen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Create shop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Juice for Alpha releas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Alpha release</text:p>
          </table:table-cell>
        </table:table-row>
        <table:table-row table:style-name="ro1">
          <table:table-cell office:value-type="string" calcext:value-type="string">
            <text:p>Implement came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lement scanner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upgrad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esign corp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layer progression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 office:value-type="string" calcext:value-type="string">
            <text:p>Beta Release</text:p>
          </table:table-cell>
        </table:table-row>
        <table:table-row table:style-name="ro1">
          <table:table-cell office:value-type="string" calcext:value-type="string">
            <text:p>unit models/sprit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Action animation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ungeon background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Sound desig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Game writing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Production Releas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00-00-00</text:date>, <text:time style:data-style-name="N2" text:time-value="20:24:52.9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01-15T22:30:40.430000000</dc:date>
    <meta:editing-duration>P6DT12H58M3S</meta:editing-duration>
    <meta:editing-cycles>38</meta:editing-cycles>
    <meta:document-statistic meta:table-count="1" meta:cell-count="106" meta:object-count="0"/>
  </office:meta>
</office:document-meta>
</file>